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4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Objet_20_sans_20_remplissage_20_et_20_sans_20_ligne">
      <style:graphic-properties draw:textarea-vertical-align="middle" draw:ole-draw-aspect="1" style:protect="siz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9cm" svg:y1="5.4cm" svg:x2="8.9cm" svg:y2="6.6cm">
          <text:p/>
        </draw:line>
        <draw:line draw:style-name="gr1" draw:text-style-name="P1" draw:layer="layout" svg:x1="3.9cm" svg:y1="5.4cm" svg:x2="3.9cm" svg:y2="0.3cm">
          <text:p/>
        </draw:line>
        <draw:line draw:style-name="gr1" draw:text-style-name="P1" draw:layer="layout" svg:x1="3.9cm" svg:y1="5.4cm" svg:x2="1.2cm" svg:y2="7.5cm">
          <text:p/>
        </draw:line>
        <draw:line draw:style-name="gr2" draw:text-style-name="P1" draw:layer="layout" svg:x1="3.9cm" svg:y1="5.4cm" svg:x2="5.7cm" svg:y2="2.9cm">
          <text:p/>
        </draw:line>
        <draw:line draw:style-name="gr2" draw:text-style-name="P1" draw:layer="layout" svg:x1="5.7cm" svg:y1="2.9cm" svg:x2="5.7cm" svg:y2="7.2cm">
          <text:p/>
        </draw:line>
        <draw:line draw:style-name="gr3" draw:text-style-name="P1" draw:layer="layout" svg:x1="5.7cm" svg:y1="7.2cm" svg:x2="2.8cm" svg:y2="6.3cm">
          <text:p/>
        </draw:line>
        <draw:line draw:style-name="gr3" draw:text-style-name="P1" draw:layer="layout" svg:x1="5.7cm" svg:y1="7.2cm" svg:x2="6.7cm" svg:y2="6.1cm">
          <text:p/>
        </draw:line>
        <draw:line draw:style-name="gr3" draw:text-style-name="P1" draw:layer="layout" svg:x1="5.7cm" svg:y1="2.9cm" svg:x2="3.9cm" svg:y2="1.4cm">
          <text:p/>
        </draw:line>
        <draw:line draw:style-name="gr4" draw:text-style-name="P1" draw:layer="layout" svg:x1="3.9cm" svg:y1="5.4cm" svg:x2="5.1cm" svg:y2="5.7cm">
          <text:p/>
        </draw:line>
        <draw:line draw:style-name="gr4" draw:text-style-name="P1" draw:layer="layout" svg:x1="3.9cm" svg:y1="5.4cm" svg:x2="3cm" svg:y2="6.1cm">
          <text:p/>
        </draw:line>
        <draw:line draw:style-name="gr4" draw:text-style-name="P1" draw:layer="layout" svg:x1="3.9cm" svg:y1="5.4cm" svg:x2="3.9cm" svg:y2="4.2cm">
          <text:p/>
        </draw:line>
        <draw:frame draw:style-name="gr5" draw:text-style-name="P2" draw:layer="layout" svg:width="0.556cm" svg:height="0.543cm" svg:x="2.7cm" svg:y="5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0.563cm" svg:height="0.543cm" svg:x="4.3cm" svg:y="4.9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2" draw:layer="layout" svg:width="0.541cm" svg:height="0.543cm" svg:x="3.3cm" svg:y="4.4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0.648cm" svg:height="0.483cm" svg:x="5.101cm" svg:y="3.00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2" draw:layer="layout" svg:width="0.42cm" svg:height="0.483cm" svg:x="3.5cm" svg:y="1.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2" draw:layer="layout" svg:width="0.522cm" svg:height="0.483cm" svg:x="3.301cm" svg:y="5.1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2" draw:layer="layout" svg:width="0.44cm" svg:height="0.483cm" svg:x="2.36cm" svg:y="5.91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2" draw:layer="layout" svg:width="0.456cm" svg:height="0.483cm" svg:x="6.6cm" svg:y="5.5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Long_20_Dot_20__28_Rounded_29_" draw:display-name="Long Dot (Rounded)" draw:style="round" draw:dots1="1" draw:dots1-length="1%" draw:distance="3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rnaud Bonneuil</meta:initial-creator>
    <meta:creation-date>2015-08-30T17:13:03.618000000</meta:creation-date>
    <dc:date>2024-12-27T17:01:34.201000000</dc:date>
    <meta:editing-duration>PT45M38S</meta:editing-duration>
    <meta:editing-cycles>7</meta:editing-cycles>
    <meta:generator>LibreOffice/7.6.0.3$Windows_X86_64 LibreOffice_project/69edd8b8ebc41d00b4de3915dc82f8f0fc3b6265</meta:generator>
    <meta:document-statistic meta:object-count="19"/>
  </office:meta>
</office:document-meta>
</file>

<file path=Object 1/content.xml><?xml version="1.0" encoding="utf-8"?>
<math xmlns="http://www.w3.org/1998/Math/MathML" display="block">
  <semantics>
    <mover accent="true">
      <msub>
        <mi>e</mi>
        <mi>x</mi>
      </msub>
      <mo stretchy="true">⃗</mo>
    </mover>
    <annotation encoding="StarMath 5.0">widevec {e_x} </annotation>
  </semantics>
</math>
</file>

<file path=Object 12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 display="block">
  <semantics>
    <mover accent="true">
      <msub>
        <mi>e</mi>
        <mi>y</mi>
      </msub>
      <mo stretchy="true">⃗</mo>
    </mover>
    <annotation encoding="StarMath 5.0">widevec {e_y} </annotation>
  </semantics>
</math>
</file>

<file path=Object 3/content.xml><?xml version="1.0" encoding="utf-8"?>
<math xmlns="http://www.w3.org/1998/Math/MathML" display="block">
  <semantics>
    <mover accent="true">
      <msub>
        <mi>e</mi>
        <mi>z</mi>
      </msub>
      <mo stretchy="true">⃗</mo>
    </mover>
    <annotation encoding="StarMath 5.0">widevec {e_z} 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z</mi>
    <annotation encoding="StarMath 5.0">z</annotation>
  </semantics>
</math>
</file>